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officeooo:rsid="000adbc8" officeooo:paragraph-rsid="000adbc8"/>
    </style:style>
    <style:style style:name="P2" style:family="paragraph" style:parent-style-name="Standard">
      <style:paragraph-properties fo:text-align="start" style:justify-single-word="false"/>
      <style:text-properties fo:font-size="12pt" fo:language="pt" fo:country="BR" officeooo:rsid="000adbc8" officeooo:paragraph-rsid="000adbc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pt" fo:country="BR" officeooo:rsid="000adbc8" officeooo:paragraph-rsid="000d46ff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pt" fo:country="BR" officeooo:rsid="000adbc8" officeooo:paragraph-rsid="000adbc8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pt" fo:country="BR" officeooo:rsid="000adbc8" officeooo:paragraph-rsid="000cc57a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language="pt" fo:country="BR" officeooo:rsid="000cc57a" officeooo:paragraph-rsid="000cc57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4pt" fo:language="pt" fo:country="BR" officeooo:rsid="000adbc8" officeooo:paragraph-rsid="000adbc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6pt" fo:language="pt" fo:country="BR" officeooo:rsid="000adbc8" officeooo:paragraph-rsid="000adbc8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2pt" fo:language="pt" fo:country="BR" officeooo:rsid="000d46ff" officeooo:paragraph-rsid="000d46ff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language="pt" fo:country="BR" officeooo:rsid="000cc57a" officeooo:paragraph-rsid="000cc57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language="pt" fo:country="BR" officeooo:rsid="000d52ad" officeooo:paragraph-rsid="000d52a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4pt" fo:language="pt" fo:country="BR" officeooo:rsid="000adbc8" officeooo:paragraph-rsid="000adbc8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fo:language="pt" fo:country="BR" officeooo:rsid="000adbc8" officeooo:paragraph-rsid="000adbc8" style:font-size-asian="14pt" style:font-size-complex="14pt"/>
    </style:style>
    <style:style style:name="T1" style:family="text">
      <style:text-properties officeooo:rsid="000cc57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cc57a" style:font-size-asian="14pt" style:font-size-complex="14pt"/>
    </style:style>
    <style:style style:name="T4" style:family="text">
      <style:text-properties officeooo:rsid="000d46ff"/>
    </style:style>
    <style:style style:name="T5" style:family="text">
      <style:text-properties officeooo:rsid="000d52ad"/>
    </style:style>
    <style:style style:name="T6" style:family="text">
      <style:text-properties officeooo:rsid="000f1fb4"/>
    </style:style>
    <style:style style:name="T7" style:family="text">
      <style:text-properties fo:font-size="12pt" officeooo:rsid="000f1fb4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cumentação do Projeto</text:p>
      <text:p text:style-name="P1"/>
      <text:p text:style-name="P2"><text:span text:style-name="T2">Nome do Projeto:</text:span> Sistema de gestão de voos</text:p>
      <text:p text:style-name="P2"/>
      <text:p text:style-name="P2"><text:span text:style-name="T3">Código</text:span><text:span text:style-name="T2"> do Projeto:</text:span> SGVOO</text:p>
      <text:p text:style-name="P2"/>
      <text:p text:style-name="P2"><text:span text:style-name="T2">Equipe de Trabalho:</text:span> Levi, Caio e Lucas</text:p>
      <text:p text:style-name="P2"/>
      <text:p text:style-name="P7">Requisitos: </text:p>
      <text:p text:style-name="P7"/>
      <text:p text:style-name="P4"><text:span text:style-name="T5">[001]</text:span>Manejo de dados <text:span text:style-name="T1">dos voos</text:span>:</text:p>
      <text:p text:style-name="P4"><text:tab/>O sistema deve possibilitar o manipulação d<text:span text:style-name="T1">e</text:span> voos, tal como inserir, alterar, consultar e excluir um voo. </text:p>
      <text:p text:style-name="P4"><text:tab/>Essas características devem ser aplicadas a todos os parâmetros que um voo deve possuir, como: prefixo, sigla e nome de aeroportos de destino e origem, horários, duração e aeronave.</text:p>
      <text:p text:style-name="P4"><text:tab/>Além do ma<text:span text:style-name="T1">i</text:span>s, o sistem<text:span text:style-name="T1">a</text:span> deve impedir que dados equivocados sejam inseridos, principalmente, siglas e dados de tempo.</text:p>
      <text:p text:style-name="P4"/>
      <text:p text:style-name="P5"><text:span text:style-name="T5">[002]</text:span>Manejo de dados <text:span text:style-name="T1">dos clientes</text:span>:</text:p>
      <text:p text:style-name="P5"><text:tab/>O sistema deve possibilitar o manipulação de <text:span text:style-name="T1">clientes</text:span>, tal como inserir, alterar, consultar e excluir um <text:span text:style-name="T1">cliente do sistema.</text:span> </text:p>
      <text:p text:style-name="P5"><text:tab/><text:span text:style-name="T1">O sistema deve possibilitar simultaneamente a manipulação dos dados relacionados a cada cliente, esses: nome, programa de milhagem, CPF, categoria, e saldo de milhas. </text:span></text:p>
      <text:p text:style-name="P5"><text:tab/>Além <text:span text:style-name="T4">de</text:span> impedir que dados equivocados sejam <text:span text:style-name="T4">associados a cada cliente</text:span>, principalmente <text:span text:style-name="T1">o CPF</text:span>.</text:p>
      <text:p text:style-name="P5"/>
      <text:p text:style-name="P5"><text:span text:style-name="T5">[003]</text:span>Manejo de dados <text:span text:style-name="T1">das Aeronaves</text:span>: </text:p>
      <text:p text:style-name="P5"><text:tab/>O sistema deve possibilitar o manipulação d<text:span text:style-name="T1">e</text:span> <text:span text:style-name="T1">aeronaves</text:span>, tal como inserir, alterar, consultar e excluir um<text:span text:style-name="T1">a aeronave</text:span>. </text:p>
      <text:p text:style-name="P5"><text:tab/><text:span text:style-name="T1">O sistema deve possibilitar simultaneamente a manipulação dos dados relacionados a cada aeronave, esses: modelo, comprimento, altura, envergadura, velocidade de cruzeiro, alcance máximo, quantidade de assentos e quantidade de banheiros.</text:span></text:p>
      <text:p text:style-name="P5"/>
      <text:p text:style-name="P6"><text:span text:style-name="T5">[004]</text:span>Teste de funcionalidades:</text:p>
      <text:p text:style-name="P6"><text:tab/>O sistema deve permitir, além dos parâmetros anteriores, a possibilidade de teste de cada função principal do programa.</text:p>
      <text:p text:style-name="P6"/>
      <text:p text:style-name="P11">[005]<text:span text:style-name="T6">Quadro de voos</text:span></text:p>
      <text:p text:style-name="P11"><text:tab/><text:span text:style-name="T6">O sistema deve possibilitar a consulta do cronograma dos voos registrados. A consulta será através de um quadro dinâmico que mostra o status dos voos mais próximos a sua partida. </text:span></text:p>
      <text:p text:style-name="P11"><text:tab/><text:span text:style-name="T6">Além do mais, deve ser possível a inserção de um horário aleatório, pelo usuário, para simular o status dos voos naquele momento fictício.</text:span></text:p>
      <text:p text:style-name="P11"/>
      <text:p text:style-name="P13">Design: <text:span text:style-name="T7">O trabalho será organizado em estruturas para voos, clientes e aeronaves. O armazenamento será feito na memoria através da organização em listas duplamente encadeadas.</text:span></text:p>
      <text:p text:style-name="P13"><text:span text:style-name="T7"><text:tab/>As funções serão organizadas em grupo, de acordo com suas funcionalidades, e dispostas em bibliotecas.</text:span></text:p>
      <text:p text:style-name="P7"><text:tab/></text:p>
      <text:p text:style-name="P7"/>
      <text:p text:style-name="P2"/>
      <text:p text:style-name="P3"><text:soft-page-break/><text:span text:style-name="T2">Repositório:</text:span> <text:span text:style-name="T4">O processo de desenvolvimento será feito simultaneamente por todos os membros da equipe, através da interface do Github: <text:tab/></text:span></text:p>
      <text:p text:style-name="P9"><text:tab/>https://github.com/CaioslppUO/TrabalhoIES_3/tree/master/Programa</text:p>
      <text:p text:style-name="P2"/>
      <text:p text:style-name="P7">Responsável: <text:span text:style-name="T6">Levi </text:span></text:p>
      <text:p text:style-name="P2"/>
      <text:p text:style-name="P2">Data: <text:span text:style-name="T6">04/04/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7:59:43.439617074</meta:creation-date>
    <dc:date>2019-04-04T18:28:37.062174621</dc:date>
    <meta:editing-duration>PT8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347" meta:character-count="2388" meta:non-whitespace-character-count="2044"/>
  </office:meta>
</office:document-meta>
</file>